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6a8b" officeooo:paragraph-rsid="00036a8b"/>
    </style:style>
    <style:style style:name="P2" style:family="paragraph" style:parent-style-name="Standard">
      <style:text-properties fo:language="en" fo:country="US" officeooo:rsid="00075eb3" officeooo:paragraph-rsid="00075eb3"/>
    </style:style>
    <style:style style:name="P3" style:family="paragraph" style:parent-style-name="Standard">
      <style:text-properties fo:language="en" fo:country="US" officeooo:rsid="00099cf8" officeooo:paragraph-rsid="000b2b89"/>
    </style:style>
    <style:style style:name="P4" style:family="paragraph" style:parent-style-name="Standard">
      <style:text-properties fo:language="en" fo:country="US" officeooo:rsid="000b2b89" officeooo:paragraph-rsid="000b2b89"/>
    </style:style>
    <style:style style:name="P5" style:family="paragraph">
      <style:paragraph-properties fo:text-align="center"/>
    </style:style>
    <style:style style:name="P6" style:family="paragraph">
      <style:paragraph-properties fo:text-align="center" style:writing-mode="lr-tb"/>
    </style:style>
    <style:style style:name="P7" style:family="paragraph">
      <loext:graphic-properties draw:fill-color="#ffffd7"/>
      <style:paragraph-properties fo:text-align="center" style:writing-mode="lr-tb"/>
    </style:style>
    <style:style style:name="P8" style:family="paragraph">
      <loext:graphic-properties draw:fill-color="#fff5ce"/>
      <style:paragraph-properties fo:text-align="center" style:writing-mode="lr-tb"/>
    </style:style>
    <style:style style:name="P9" style:family="paragraph">
      <loext:graphic-properties draw:fill="none"/>
      <style:paragraph-properties fo:text-align="center"/>
    </style:style>
    <style:style style:name="P10" style:family="paragraph">
      <style:paragraph-properties style:writing-mode="lr-tb"/>
    </style:style>
    <style:style style:name="T1" style:family="text">
      <style:text-properties officeooo:rsid="00040db9"/>
    </style:style>
    <style:style style:name="T2" style:family="text">
      <style:text-properties officeooo:rsid="00078508"/>
    </style:style>
    <style:style style:name="T3" style:family="text">
      <style:text-properties officeooo:rsid="000a7622"/>
    </style:style>
    <style:style style:name="T4" style:family="text">
      <style:text-properties fo:language="en" fo:country="U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d7" draw:textarea-horizontal-align="justify" draw:textarea-vertical-align="middle" draw:auto-grow-height="false" fo:min-height="0.938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5ce" draw:textarea-horizontal-align="justify" draw:textarea-vertical-align="middle" draw:auto-grow-height="false" fo:min-height="0.938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vertical-align="middle" draw:auto-grow-height="false" fo:min-height="0.741cm" fo:min-width="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1cm" draw:marker-start-width="0.474cm" draw:marker-end-width="0.474cm" draw:fill="none" draw:textarea-horizontal-align="justify" draw:textarea-vertical-align="middle" draw:auto-grow-height="false" fo:min-height="0.198cm" fo:min-width="0.192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538cm" fo:min-width="2.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issaious curve display project in Labview</text:p>
      <text:p text:style-name="P1"/>
      <text:p text:style-name="P1">My attempt at drawing <text:span text:style-name="T1">graph of possible states and transitions between them inside Message Handling Loop in main.vi.</text:span></text:p>
      <text:p text:style-name="P1"/>
      <text:p text:style-name="P2">User interactions and most of states add messages into the queue that <text:span text:style-name="T2">calls the next state</text:span></text:p>
      <text:p text:style-name="P3"><draw:line text:anchor-type="paragraph" draw:z-index="16" draw:name="Linia 3" draw:style-name="gr3" draw:text-style-name="P5" svg:x1="14.004cm" svg:y1="7.807cm" svg:x2="14.046cm" svg:y2="9.204cm"><text:p/></draw:line><draw:custom-shape text:anchor-type="paragraph" draw:z-index="17" draw:name="Kształt 10" draw:style-name="gr6" draw:text-style-name="P9" svg:width="0.271cm" svg:height="0.276cm" svg:x="13.975cm" svg:y="11.4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0" draw:name="Kształt 3" draw:style-name="gr4" draw:text-style-name="P8" svg:width="3.112cm" svg:height="1.038cm" svg:x="1.542cm" svg:y="5.457cm"><text:p text:style-name="P6"><text:span text:style-name="T4">prepare</text:span> T arr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Linia pionowa 1" draw:style-name="gr3" draw:text-style-name="P5" svg:x1="3.087cm" svg:y1="4.494cm" svg:x2="3.108cm" svg:y2="5.457cm"><text:p/></draw:line><draw:custom-shape text:anchor-type="paragraph" draw:z-index="2" draw:name="Kształt 6" draw:style-name="gr4" draw:text-style-name="P8" svg:width="3.112cm" svg:height="1.038cm" svg:x="1.542cm" svg:y="9.458cm"><text:p text:style-name="P6"><text:span text:style-name="T4">prepare</text:span>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Kształt 1" draw:style-name="gr4" draw:text-style-name="P8" svg:width="3.112cm" svg:height="1.038cm" svg:x="1.542cm" svg:y="3.457cm"><text:p text:style-name="P6">initializ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Kształt 2" draw:style-name="gr4" draw:text-style-name="P8" svg:width="3.112cm" svg:height="1.038cm" svg:x="6.542cm" svg:y="5.457cm"><text:p text:style-name="P6">parameter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ia pionowa 2" draw:style-name="gr3" draw:text-style-name="P5" svg:x1="3.087cm" svg:y1="6.495cm" svg:x2="3.115cm" svg:y2="9.458cm"><text:p/></draw:line><draw:line text:anchor-type="paragraph" draw:z-index="6" draw:name="Linia pozioma 1" draw:style-name="gr3" draw:text-style-name="P5" svg:x1="6.542cm" svg:y1="5.965cm" svg:x2="4.653cm" svg:y2="5.965cm"><text:p/></draw:line><draw:custom-shape text:anchor-type="paragraph" draw:z-index="7" draw:name="Kształt 4" draw:style-name="gr4" draw:text-style-name="P8" svg:width="3.112cm" svg:height="1.038cm" svg:x="6.542cm" svg:y="9.458cm"><text:p text:style-name="P6">phase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Kształt 5" draw:style-name="gr4" draw:text-style-name="P8" svg:width="3.112cm" svg:height="1.038cm" svg:x="1.542cm" svg:y="11.458cm"><text:p text:style-name="P6">timer logi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 draw:name="Linia pionowa 3" draw:style-name="gr3" draw:text-style-name="P5" svg:x1="3.087cm" svg:y1="10.495cm" svg:x2="3.108cm" svg:y2="11.458cm"><text:p/></draw:line><draw:custom-shape text:anchor-type="paragraph" draw:z-index="10" draw:name="Kształt 7" draw:style-name="gr8" draw:text-style-name="P10" svg:width="5.123cm" svg:height="1.334cm" svg:x="11.421cm" svg:y="6.156cm"><text:p text:style-name="P10">user interactio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text:anchor-type="paragraph" draw:z-index="11" draw:name="Linia 1" draw:style-name="gr3" draw:text-style-name="P5" svg:x1="12.014cm" svg:y1="6.516cm" svg:x2="9.834cm" svg:y2="6.008cm"><text:p/></draw:line><draw:line text:anchor-type="paragraph" draw:z-index="12" draw:name="Linia 2" draw:style-name="gr3" draw:text-style-name="P5" svg:x1="11.93cm" svg:y1="7.489cm" svg:x2="9.94cm" svg:y2="7.934cm"><text:p/></draw:line><draw:custom-shape text:anchor-type="paragraph" draw:z-index="13" draw:name="Kształt 8" draw:style-name="gr7" draw:text-style-name="P5" svg:width="0.271cm" svg:height="0.276cm" svg:x="2.96cm" svg:y="2.1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4" draw:name="Linia pionowa 4" draw:style-name="gr3" draw:text-style-name="P5" svg:x1="3.087cm" svg:y1="2.494cm" svg:x2="3.108cm" svg:y2="3.457cm"><text:p/></draw:line><draw:custom-shape text:anchor-type="paragraph" draw:z-index="15" draw:name="Kształt 9" draw:style-name="gr4" draw:text-style-name="P8" svg:width="3.112cm" svg:height="1.038cm" svg:x="12.543cm" svg:y="9.458cm"><text:p text:style-name="P6">ex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Linia pionowa 5" draw:style-name="gr3" draw:text-style-name="P5" svg:x1="14.088cm" svg:y1="10.495cm" svg:x2="14.109cm" svg:y2="11.458cm"><text:p/></draw:line><draw:custom-shape text:anchor-type="paragraph" draw:z-index="19" draw:name="Kształt 11" draw:style-name="gr4" draw:text-style-name="P8" svg:width="3.112cm" svg:height="1.038cm" svg:x="1.542cm" svg:y="13.458cm"><text:p text:style-name="P6"><text:span text:style-name="T4">update</text:span> 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Linia pionowa 6" draw:style-name="gr3" draw:text-style-name="P5" svg:x1="3.087cm" svg:y1="12.495cm" svg:x2="3.108cm" svg:y2="13.458cm"><text:p/></draw:line><draw:custom-shape text:anchor-type="paragraph" draw:z-index="21" draw:name="Kształt 12" draw:style-name="gr5" draw:text-style-name="P6" svg:width="0.715cm" svg:height="0.742cm" svg:x="4.494cm" svg:y="12.284cm"><text:p/><draw:enhanced-geometry svg:viewBox="0 0 21600 21600" draw:mirror-vertical="true" draw:text-areas="0 0 21600 21600" draw:type="circular-arrow" draw:modifiers="-174.464763195784 91.6473535199003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2" draw:name="Kształt 14" draw:style-name="gr2" draw:text-style-name="P7" svg:width="3.112cm" svg:height="1.038cm" svg:x="6.542cm" svg:y="3.457cm"><text:p text:style-name="P6">phase tempo </text:p><text:p text:style-name="P6">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Linia 4" draw:style-name="gr3" draw:text-style-name="P5" svg:x1="13.064cm" svg:y1="6.156cm" svg:x2="10.074cm" svg:y2="4.156cm"><text:p/></draw:line><draw:custom-shape text:anchor-type="paragraph" draw:z-index="24" draw:name="Kształt 15" draw:style-name="gr4" draw:text-style-name="P8" svg:width="3.112cm" svg:height="1.038cm" svg:x="8.543cm" svg:y="11.458cm"><text:p text:style-name="P6">animation style </text:p><text:p text:style-name="P6">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Linia 5" draw:style-name="gr3" draw:text-style-name="P5" svg:x1="12.614cm" svg:y1="7.833cm" svg:x2="9.783cm" svg:y2="9.341cm"><text:p/></draw:line><draw:line text:anchor-type="paragraph" draw:z-index="26" draw:name="Linia pozioma 3" draw:style-name="gr3" draw:text-style-name="P5" svg:x1="8.542cm" svg:y1="11.977cm" svg:x2="4.653cm" svg:y2="11.966cm"><text:p/></draw:line><draw:custom-shape text:anchor-type="paragraph" draw:z-index="27" draw:name="Kształt 13" draw:style-name="gr4" draw:text-style-name="P8" svg:width="3.112cm" svg:height="1.038cm" svg:x="6.542cm" svg:y="13.458cm"><text:p text:style-name="P6">anim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Linia 6" draw:style-name="gr3" draw:text-style-name="P5" svg:x1="5.179cm" svg:y1="12.162cm" svg:x2="6.542cm" svg:y2="13.458cm"><text:p/></draw:line><draw:line text:anchor-type="paragraph" draw:z-index="29" draw:name="Linia 7" draw:style-name="gr3" draw:text-style-name="P5" svg:x1="8.115cm" svg:y1="13.458cm" svg:x2="8.089cm" svg:y2="10.495cm"><text:p/></draw:line><draw:line text:anchor-type="paragraph" draw:z-index="30" draw:name="Linia 8" draw:style-name="gr3" draw:text-style-name="P5" svg:x1="6.423cm" svg:y1="13.644cm" svg:x2="5.179cm" svg:y2="12.4cm"><text:p/></draw:line><draw:line text:anchor-type="paragraph" draw:z-index="31" draw:name="Linia pozioma 4" draw:style-name="gr3" draw:text-style-name="P5" svg:x1="6.542cm" svg:y1="9.966cm" svg:x2="4.653cm" svg:y2="9.966cm"><text:p/></draw:line><draw:custom-shape text:anchor-type="paragraph" draw:z-index="32" draw:name="Kształt 16" draw:style-name="gr2" draw:text-style-name="P7" svg:width="3.112cm" svg:height="1.038cm" svg:x="6.542cm" svg:y="7.458cm"><text:p text:style-name="P6">set strea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3" draw:name="Linia 9" draw:style-name="gr1" draw:text-style-name="P5" svg:x1="13.01cm" svg:y1="7.86cm" svg:x2="10.391cm" svg:y2="11.247cm"><text:p/></draw:line><draw:line text:anchor-type="paragraph" draw:z-index="34" draw:name="Linia 10" draw:style-name="gr1" draw:text-style-name="P5" svg:x1="4.703cm" svg:y1="6.643cm" svg:x2="6.396cm" svg:y2="7.701cm"><text:p/></draw:line><text:span text:style-name="T3">Timer</text:span> logic state enqueues both Update Display and itself if an animation is running (what animation? != None ) and timer == 0 </text:p>
      <text:p text:style-name="P4">Prepare T array always enqueues both prepare data and set st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0T14:57:35.798000000</meta:creation-date>
    <dc:date>2024-05-24T23:29:22.446000000</dc:date>
    <meta:editing-duration>PT31M18S</meta:editing-duration>
    <meta:editing-cycles>8</meta:editing-cycles>
    <meta:generator>LibreOffice/7.3.1.3$Windows_X86_64 LibreOffice_project/a69ca51ded25f3eefd52d7bf9a5fad8c90b87951</meta:generator>
    <meta:document-statistic meta:table-count="0" meta:image-count="0" meta:object-count="0" meta:page-count="1" meta:paragraph-count="5" meta:word-count="74" meta:character-count="440" meta:non-whitespace-character-count="369"/>
  </office:meta>
</office:document-meta>
</file>